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D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D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DA_5f_2012.csv" style:display-name="PageStyle_Partnership_Reducing_Burden_QUOD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